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34" table:table="1"/>
          <office:change-info>
            <dc:creator>jander nascimento</dc:creator>
            <dc:date>2011-01-17T08:07:43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34" table:table="1"/>
          <office:change-info>
            <dc:creator>jander nascimento</dc:creator>
            <dc:date>2011-01-17T08:07:5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34" table:table="1"/>
          <office:change-info>
            <dc:creator>jander nascimento</dc:creator>
            <dc:date>2011-01-17T08:07:5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34" table:table="1"/>
          <office:change-info>
            <dc:creator>jander nascimento</dc:creator>
            <dc:date>2011-01-17T08:07:55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34" table:table="1"/>
          <office:change-info>
            <dc:creator>jander nascimento</dc:creator>
            <dc:date>2011-01-17T08:08: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5" table:table="1"/>
          <office:change-info>
            <dc:creator>jander nascimento</dc:creator>
            <dc:date>2011-01-17T08:09:47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5" table:table="1"/>
          <office:change-info>
            <dc:creator>jander nascimento</dc:creator>
            <dc:date>2011-01-17T08:10:16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35" table:table="1"/>
          <office:change-info>
            <dc:creator>jander nascimento</dc:creator>
            <dc:date>2011-01-17T08:10:17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5" table:table="1"/>
          <office:change-info>
            <dc:creator>jander nascimento</dc:creator>
            <dc:date>2011-01-17T08:10:4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35" table:table="1"/>
          <office:change-info>
            <dc:creator>jander nascimento</dc:creator>
            <dc:date>2011-01-17T08:11:0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3" table:table="1"/>
          <office:change-info>
            <dc:creator>jander nascimento</dc:creator>
            <dc:date>2011-01-17T08:12:0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" table:table="1"/>
          <office:change-info>
            <dc:creator>jander nascimento</dc:creator>
            <dc:date>2011-01-17T08:17:33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2">
          <table:cell-address table:column="5" table:row="8" table:table="1"/>
          <office:change-info>
            <dc:creator>jander nascimento</dc:creator>
            <dc:date>2011-01-17T08:17:37</dc:date>
          </office:change-info>
          <table:previous table:id="ct10">
            <table:change-track-table-cell/>
          </table:previous>
        </table:cell-content-change>
        <table:cell-content-change table:id="ct43">
          <table:cell-address table:column="4" table:row="15" table:table="1"/>
          <office:change-info>
            <dc:creator>jander nascimento</dc:creator>
            <dc:date>2011-01-17T09:20:45</dc:date>
          </office:change-info>
          <table:previous table:id="ct25">
            <table:change-track-table-cell office:value-type="string">
              <text:p>WORKING</text:p>
            </table:change-track-table-cell>
          </table:previous>
        </table:cell-content-change>
        <table:cell-content-change table:id="ct44">
          <table:cell-address table:column="4" table:row="6" table:table="1"/>
          <office:change-info>
            <dc:creator>jander nascimento</dc:creator>
            <dc:date>2011-01-17T09:21:03</dc:date>
          </office:change-info>
          <table:previous table:id="ct9">
            <table:change-track-table-cell office:value-type="string">
              <text:p>WORKING</text:p>
            </table:change-track-table-cell>
          </table:previous>
        </table:cell-content-change>
        <table:cell-content-change table:id="ct45">
          <table:cell-address table:column="5" table:row="21" table:table="1"/>
          <office:change-info>
            <dc:creator>jander nascimento</dc:creator>
            <dc:date>2011-01-17T09:22:07</dc:date>
          </office:change-info>
          <table:previous table:id="ct16">
            <table:change-track-table-cell/>
          </table:previous>
        </table:cell-content-change>
        <table:cell-content-change table:id="ct46">
          <table:cell-address table:column="4" table:row="21" table:table="1"/>
          <office:change-info>
            <dc:creator>jander nascimento</dc:creator>
            <dc:date>2011-01-17T09:22:1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7">
          <table:cell-address table:column="4" table:row="28" table:table="1"/>
          <office:change-info>
            <dc:creator>jander nascimento</dc:creator>
            <dc:date>2011-01-17T09:22:19</dc:date>
          </office:change-info>
          <table:previous table:id="ct18">
            <table:change-track-table-cell office:value-type="string">
              <text:p>WAITING</text:p>
            </table:change-track-table-cell>
          </table:previous>
        </table:cell-content-change>
        <table:cell-content-change table:id="ct48">
          <table:cell-address table:column="5" table:row="28" table:table="1"/>
          <office:change-info>
            <dc:creator>jander nascimento</dc:creator>
            <dc:date>2011-01-17T09:22:21</dc:date>
          </office:change-info>
          <table:previous table:id="ct19">
            <table:change-track-table-cell/>
          </table:previous>
        </table:cell-content-change>
        <table:cell-content-change table:id="ct49">
          <table:cell-address table:column="1" table:row="34" table:table="1"/>
          <office:change-info>
            <dc:creator>jander nascimento</dc:creator>
            <dc:date>2011-01-17T09:23:20</dc:date>
          </office:change-info>
          <table:previous table:id="ct31">
            <table:change-track-table-cell office:value-type="string">
              <text:p>Adicionar funcionalidade control z</text:p>
            </table:change-track-table-cell>
          </table:previous>
        </table:cell-content-change>
        <table:cell-content-change table:id="ct50">
          <table:cell-address table:column="4" table:row="33" table:table="1"/>
          <office:change-info>
            <dc:creator>jander nascimento</dc:creator>
            <dc:date>2011-01-17T09:47:27</dc:date>
          </office:change-info>
          <table:previous table:id="ct29">
            <table:change-track-table-cell office:value-type="string">
              <text:p>WAITING</text:p>
            </table:change-track-table-cell>
          </table:previous>
        </table:cell-content-change>
        <table:cell-content-change table:id="ct51">
          <table:cell-address table:column="5" table:row="33" table:table="1"/>
          <office:change-info>
            <dc:creator>jander nascimento</dc:creator>
            <dc:date>2011-01-17T09:47:29</dc:date>
          </office:change-info>
          <table:previous>
            <table:change-track-table-cell/>
          </table:previous>
        </table:cell-content-change>
        <table:cell-content-change table:id="ct52">
          <table:cell-address table:column="4" table:row="19" table:table="1"/>
          <office:change-info>
            <dc:creator> </dc:creator>
            <dc:date>2011-01-17T21:39:35.45</dc:date>
          </office:change-info>
          <table:previous>
            <table:change-track-table-cell office:value-type="string">
              <text:p>WORKING</text:p>
            </table:change-track-table-cell>
          </table:previous>
        </table:cell-content-change>
        <table:cell-content-change table:id="ct53">
          <table:cell-address table:column="0" table:row="36" table:table="1"/>
          <office:change-info>
            <dc:creator>jander nascimento</dc:creator>
            <dc:date>2011-01-18T23:00:19</dc:date>
          </office:change-info>
          <table:previous>
            <table:change-track-table-cell/>
          </table:previous>
        </table:cell-content-change>
        <table:cell-content-change table:id="ct54">
          <table:cell-address table:column="1" table:row="36" table:table="1"/>
          <office:change-info>
            <dc:creator>jander nascimento</dc:creator>
            <dc:date>2011-01-18T23:00:31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36" table:table="1"/>
          <office:change-info>
            <dc:creator>jander nascimento</dc:creator>
            <dc:date>2011-01-18T23:00:34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36" table:table="1"/>
          <office:change-info>
            <dc:creator>jander nascimento</dc:creator>
            <dc:date>2011-01-18T23:00:37</dc:date>
          </office:change-info>
          <table:previous>
            <table:change-track-table-cell/>
          </table:previous>
        </table:cell-content-change>
        <table:cell-content-change table:id="ct57">
          <table:cell-address table:column="4" table:row="36" table:table="1"/>
          <office:change-info>
            <dc:creator>jander nascimento</dc:creator>
            <dc:date>2011-01-18T23:00:39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37" table:table="1"/>
          <office:change-info>
            <dc:creator>raquel </dc:creator>
            <dc:date>2011-01-20T07:41:04</dc:date>
          </office:change-info>
          <table:previous>
            <table:change-track-table-cell/>
          </table:previous>
        </table:cell-content-change>
        <table:cell-content-change table:id="ct59">
          <table:cell-address table:column="1" table:row="37" table:table="1"/>
          <office:change-info>
            <dc:creator>raquel </dc:creator>
            <dc:date>2011-01-20T07:41:28</dc:date>
          </office:change-info>
          <table:previous>
            <table:change-track-table-cell/>
          </table:previous>
        </table:cell-content-change>
        <table:cell-content-change table:id="ct60">
          <table:cell-address table:column="1" table:row="37" table:table="1"/>
          <office:change-info>
            <dc:creator>raquel </dc:creator>
            <dc:date>2011-01-20T07:41:49</dc:date>
          </office:change-info>
          <table:previous table:id="ct59">
            <table:change-track-table-cell office:value-type="string">
              <text:p>desable menu options if there is no openned image</text:p>
            </table:change-track-table-cell>
          </table:previous>
        </table:cell-content-change>
        <table:cell-content-change table:id="ct61">
          <table:cell-address table:column="1" table:row="37" table:table="1"/>
          <office:change-info>
            <dc:creator>raquel </dc:creator>
            <dc:date>2011-01-20T07:41:58</dc:date>
          </office:change-info>
          <table:previous table:id="ct60">
            <table:change-track-table-cell office:value-type="string">
              <text:p>disable some menu options if there is no openned image</text:p>
            </table:change-track-table-cell>
          </table:previous>
        </table:cell-content-change>
        <table:cell-content-change table:id="ct62">
          <table:cell-address table:column="2" table:row="37" table:table="1"/>
          <office:change-info>
            <dc:creator>raquel </dc:creator>
            <dc:date>2011-01-20T07:42:02</dc:date>
          </office:change-info>
          <table:previous>
            <table:change-track-table-cell/>
          </table:previous>
        </table:cell-content-change>
        <table:cell-content-change table:id="ct63">
          <table:cell-address table:column="4" table:row="37" table:table="1"/>
          <office:change-info>
            <dc:creator>raquel </dc:creator>
            <dc:date>2011-01-20T07:42:06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38" table:table="1"/>
          <office:change-info>
            <dc:creator>raquel </dc:creator>
            <dc:date>2011-01-20T07:42:31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38" table:table="1"/>
          <office:change-info>
            <dc:creator>raquel </dc:creator>
            <dc:date>2011-01-20T07:42:47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38" table:table="1"/>
          <office:change-info>
            <dc:creator>raquel </dc:creator>
            <dc:date>2011-01-20T07:42:49</dc:date>
          </office:change-info>
          <table:previous>
            <table:change-track-table-cell/>
          </table:previous>
        </table:cell-content-change>
        <table:cell-content-change table:id="ct67">
          <table:cell-address table:column="4" table:row="38" table:table="1"/>
          <office:change-info>
            <dc:creator>raquel </dc:creator>
            <dc:date>2011-01-20T07:42:52</dc:date>
          </office:change-info>
          <table:previous>
            <table:change-track-table-cell/>
          </table:previous>
        </table:cell-content-change>
        <table:cell-content-change table:id="ct68">
          <table:cell-address table:column="4" table:row="38" table:table="1"/>
          <office:change-info>
            <dc:creator>raquel </dc:creator>
            <dc:date>2011-01-20T07:42:57</dc:date>
          </office:change-info>
          <table:previous table:id="ct67">
            <table:change-track-table-cell office:value-type="string">
              <text:p>waITING</text:p>
            </table:change-track-table-cell>
          </table:previous>
        </table:cell-content-change>
        <table:cell-content-change table:id="ct69">
          <table:cell-address table:column="4" table:row="10" table:table="1"/>
          <office:change-info>
            <dc:creator>raquel </dc:creator>
            <dc:date>2011-01-20T07:43:22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70">
          <table:cell-address table:column="5" table:row="10" table:table="1"/>
          <office:change-info>
            <dc:creator>raquel </dc:creator>
            <dc:date>2011-01-20T07:43:25</dc:date>
          </office:change-info>
          <table:previous>
            <table:change-track-table-cell/>
          </table:previous>
        </table:cell-content-change>
        <table:cell-content-change table:id="ct71">
          <table:cell-address table:column="4" table:row="34" table:table="1"/>
          <office:change-info>
            <dc:creator>raquel </dc:creator>
            <dc:date>2011-01-20T07:43:34</dc:date>
          </office:change-info>
          <table:previous table:id="ct34">
            <table:change-track-table-cell office:value-type="string">
              <text:p>WAITING</text:p>
            </table:change-track-table-cell>
          </table:previous>
        </table:cell-content-change>
        <table:cell-content-change table:id="ct72">
          <table:cell-address table:column="5" table:row="34" table:table="1"/>
          <office:change-info>
            <dc:creator>raquel </dc:creator>
            <dc:date>2011-01-20T07:43:38</dc:date>
          </office:change-info>
          <table:previous>
            <table:change-track-table-cell/>
          </table:previous>
        </table:cell-content-change>
        <table:cell-content-change table:id="ct73">
          <table:cell-address table:column="5" table:row="10" table:table="1"/>
          <office:change-info>
            <dc:creator>raquel </dc:creator>
            <dc:date>2011-01-20T07:43:46</dc:date>
          </office:change-info>
          <table:previous table:id="ct70">
            <table:change-track-table-cell office:value-type="string">
              <text:p>Jander</text:p>
            </table:change-track-table-cell>
          </table:previous>
        </table:cell-content-change>
        <table:cell-content-change table:id="ct74">
          <table:cell-address table:column="5" table:row="10" table:table="1"/>
          <office:change-info>
            <dc:creator>raquel </dc:creator>
            <dc:date>2011-01-20T07:43:50</dc:date>
          </office:change-info>
          <table:previous table:id="ct73">
            <table:change-track-table-cell office:value-type="string">
              <text:p>hamid</text:p>
            </table:change-track-table-cell>
          </table:previous>
        </table:cell-content-change>
        <table:cell-content-change table:id="ct75">
          <table:cell-address table:column="4" table:row="36" table:table="1"/>
          <office:change-info>
            <dc:creator>raquel </dc:creator>
            <dc:date>2011-01-20T07:44:00</dc:date>
          </office:change-info>
          <table:previous table:id="ct57">
            <table:change-track-table-cell office:value-type="string">
              <text:p>WAITING</text:p>
            </table:change-track-table-cell>
          </table:previous>
        </table:cell-content-change>
        <table:cell-content-change table:id="ct76">
          <table:cell-address table:column="5" table:row="36" table:table="1"/>
          <office:change-info>
            <dc:creator>raquel </dc:creator>
            <dc:date>2011-01-20T07:44:03</dc:date>
          </office:change-info>
          <table:previous>
            <table:change-track-table-cell/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31">
            <text:p>31</text:p>
          </table:table-cell>
          <table:table-cell office:value-type="string">
            <text:p>Add control z featur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32">
            <text:p>32</text:p>
          </table:table-cell>
          <table:table-cell office:value-type="string">
            <text:p>prepare the ppt for the present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33">
            <text:p>33</text:p>
          </table:table-cell>
          <table:table-cell office:value-type="string">
            <text:p>include zoom for the imag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34">
            <text:p>34</text:p>
          </table:table-cell>
          <table:table-cell office:value-type="string">
            <text:p>disable some menu options if there is no opened imag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35">
            <text:p>35</text:p>
          </table:table-cell>
          <table:table-cell office:value-type="string">
            <text:p>implement histogram to other image format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08:4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20T08:44:37</dc:date>
    <meta:editing-duration>PT06H53M26S</meta:editing-duration>
    <meta:editing-cycles>56</meta:editing-cycles>
    <meta:generator>OpenOffice.org/3.2$Linux OpenOffice.org_project/320m12$Build-9483</meta:generator>
    <dc:creator>raquel </dc:creator>
    <meta:document-statistic meta:table-count="2" meta:cell-count="226" meta:object-count="0"/>
  </office:meta>
</office:document-meta>
</file>